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Text_20_body">
      <style:text-properties officeooo:rsid="000f7fa5" officeooo:paragraph-rsid="000f7fa5"/>
    </style:style>
    <style:style style:name="P2" style:family="paragraph" style:parent-style-name="Text_20_body">
      <style:text-properties officeooo:rsid="000f7fa5"/>
    </style:style>
    <style:style style:name="P3" style:family="paragraph" style:parent-style-name="Text_20_body">
      <style:text-properties officeooo:paragraph-rsid="0010bb37"/>
    </style:style>
    <style:style style:name="P4" style:family="paragraph" style:parent-style-name="Heading_20_1">
      <style:text-properties officeooo:paragraph-rsid="000f7fa5"/>
    </style:style>
    <style:style style:name="P5" style:family="paragraph" style:parent-style-name="Heading_20_1">
      <style:text-properties officeooo:rsid="00118600" officeooo:paragraph-rsid="00118600"/>
    </style:style>
    <style:style style:name="P6" style:family="paragraph" style:parent-style-name="Text_20_body" style:list-style-name="L1">
      <style:text-properties officeooo:rsid="000f7fa5" officeooo:paragraph-rsid="000f7fa5"/>
    </style:style>
    <style:style style:name="P7" style:family="paragraph" style:parent-style-name="Text_20_body" style:list-style-name="L2">
      <style:text-properties officeooo:rsid="000f7fa5" officeooo:paragraph-rsid="000f7fa5"/>
    </style:style>
    <style:style style:name="P8" style:family="paragraph" style:parent-style-name="Text_20_body" style:list-style-name="L7">
      <style:text-properties officeooo:rsid="000f7fa5" officeooo:paragraph-rsid="000f7fa5"/>
    </style:style>
    <style:style style:name="P9" style:family="paragraph" style:parent-style-name="Text_20_body" style:list-style-name="L8">
      <style:text-properties officeooo:rsid="000f7fa5" officeooo:paragraph-rsid="000f7fa5"/>
    </style:style>
    <style:style style:name="P10" style:family="paragraph" style:parent-style-name="Text_20_body" style:list-style-name="L9">
      <style:text-properties officeooo:rsid="000f7fa5" officeooo:paragraph-rsid="000f7fa5"/>
    </style:style>
    <style:style style:name="P11" style:family="paragraph" style:parent-style-name="Text_20_body" style:list-style-name="L10">
      <style:text-properties officeooo:rsid="000f7fa5" officeooo:paragraph-rsid="000f7fa5"/>
    </style:style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>
      <style:text-properties officeooo:rsid="0010bb37" officeooo:paragraph-rsid="0010bb37"/>
    </style:style>
    <style:style style:name="P17" style:family="paragraph" style:parent-style-name="Text_20_body" style:list-style-name="L11">
      <style:text-properties officeooo:paragraph-rsid="0010bb37"/>
    </style:style>
    <style:style style:name="P18" style:family="paragraph" style:parent-style-name="Text_20_body">
      <style:text-properties officeooo:paragraph-rsid="0010bb37"/>
    </style:style>
    <style:style style:name="P19" style:family="paragraph" style:parent-style-name="Text_20_body" style:list-style-name="L12">
      <style:text-properties officeooo:paragraph-rsid="0010bb37"/>
    </style:style>
    <style:style style:name="P20" style:family="paragraph" style:parent-style-name="Text_20_body" style:list-style-name="L13">
      <style:text-properties officeooo:paragraph-rsid="0010bb37"/>
    </style:style>
    <style:style style:name="P21" style:family="paragraph" style:parent-style-name="Text_20_body">
      <style:text-properties officeooo:rsid="00118600" officeooo:paragraph-rsid="00118600"/>
    </style:style>
    <style:style style:name="P22" style:family="paragraph" style:parent-style-name="Text_20_body" style:list-style-name="L15">
      <style:text-properties officeooo:rsid="00118600" officeooo:paragraph-rsid="00118600"/>
    </style:style>
    <style:style style:name="P23" style:family="paragraph" style:parent-style-name="Text_20_body" style:list-style-name="L16">
      <style:text-properties officeooo:rsid="00118600" officeooo:paragraph-rsid="00118600"/>
    </style:style>
    <style:style style:name="P24" style:family="paragraph" style:parent-style-name="Text_20_body" style:list-style-name="L17">
      <style:text-properties officeooo:rsid="00118600" officeooo:paragraph-rsid="00118600"/>
    </style:style>
    <style:style style:name="P25" style:family="paragraph" style:parent-style-name="Text_20_body" style:list-style-name="L19">
      <style:text-properties officeooo:rsid="00118600" officeooo:paragraph-rsid="00118600"/>
    </style:style>
    <style:style style:name="P26" style:family="paragraph" style:parent-style-name="Text_20_body" style:list-style-name="L20">
      <style:text-properties officeooo:rsid="00118600" officeooo:paragraph-rsid="00118600"/>
    </style:style>
    <style:style style:name="P27" style:family="paragraph" style:parent-style-name="Text_20_body" style:list-style-name="L21">
      <style:text-properties officeooo:rsid="00118600" officeooo:paragraph-rsid="00118600"/>
    </style:style>
    <style:style style:name="P28" style:family="paragraph" style:parent-style-name="Text_20_body" style:list-style-name="L22">
      <style:text-properties officeooo:rsid="00118600" officeooo:paragraph-rsid="00118600"/>
    </style:style>
    <style:style style:name="P29" style:family="paragraph" style:parent-style-name="Text_20_body" style:list-style-name="L23">
      <style:text-properties officeooo:rsid="00118600" officeooo:paragraph-rsid="00118600"/>
    </style:style>
    <style:style style:name="P30" style:family="paragraph" style:parent-style-name="Text_20_body" style:list-style-name="L24">
      <style:text-properties officeooo:rsid="00118600" officeooo:paragraph-rsid="00118600"/>
    </style:style>
    <style:style style:name="P31" style:family="paragraph" style:parent-style-name="Text_20_body" style:list-style-name="L25">
      <style:text-properties officeooo:rsid="00118600" officeooo:paragraph-rsid="00118600"/>
    </style:style>
    <style:style style:name="P32" style:family="paragraph" style:parent-style-name="Text_20_body" style:list-style-name="L26">
      <style:text-properties officeooo:rsid="00118600" officeooo:paragraph-rsid="00118600"/>
    </style:style>
    <style:style style:name="P33" style:family="paragraph" style:parent-style-name="Text_20_body" style:list-style-name="L27">
      <style:text-properties officeooo:rsid="00118600" officeooo:paragraph-rsid="00118600"/>
    </style:style>
    <style:style style:name="P34" style:family="paragraph" style:parent-style-name="Text_20_body" style:list-style-name="L28">
      <style:text-properties officeooo:rsid="00118600" officeooo:paragraph-rsid="00118600"/>
    </style:style>
    <style:style style:name="P35" style:family="paragraph" style:parent-style-name="Text_20_body" style:list-style-name="L29">
      <style:text-properties officeooo:rsid="00118600" officeooo:paragraph-rsid="00118600"/>
    </style:style>
    <style:style style:name="P36" style:family="paragraph" style:parent-style-name="Text_20_body" style:list-style-name="L30">
      <style:text-properties officeooo:rsid="00118600" officeooo:paragraph-rsid="00118600"/>
    </style:style>
    <style:style style:name="P37" style:family="paragraph" style:parent-style-name="Text_20_body" style:list-style-name="L31">
      <style:text-properties officeooo:rsid="00118600" officeooo:paragraph-rsid="00118600"/>
    </style:style>
    <style:style style:name="P38" style:family="paragraph" style:parent-style-name="Text_20_body" style:list-style-name="L32">
      <style:text-properties officeooo:rsid="00118600" officeooo:paragraph-rsid="00118600"/>
    </style:style>
    <style:style style:name="P39" style:family="paragraph" style:parent-style-name="Text_20_body" style:list-style-name="L33">
      <style:text-properties officeooo:rsid="00118600" officeooo:paragraph-rsid="00118600"/>
    </style:style>
    <style:style style:name="P40" style:family="paragraph" style:parent-style-name="Text_20_body" style:list-style-name="L34">
      <style:text-properties officeooo:rsid="00118600" officeooo:paragraph-rsid="00118600"/>
    </style:style>
    <style:style style:name="P41" style:family="paragraph" style:parent-style-name="Text_20_body" style:list-style-name="L43">
      <style:text-properties officeooo:rsid="00118600" officeooo:paragraph-rsid="00118600"/>
    </style:style>
    <style:style style:name="P42" style:family="paragraph" style:parent-style-name="Text_20_body" style:list-style-name="L44">
      <style:text-properties officeooo:rsid="00118600" officeooo:paragraph-rsid="00118600"/>
    </style:style>
    <style:style style:name="P43" style:family="paragraph" style:parent-style-name="Text_20_body" style:list-style-name="L45">
      <style:text-properties officeooo:rsid="00118600" officeooo:paragraph-rsid="00118600"/>
    </style:style>
    <style:style style:name="P44" style:family="paragraph" style:parent-style-name="Text_20_body" style:list-style-name="L46">
      <style:text-properties officeooo:rsid="00118600" officeooo:paragraph-rsid="00118600"/>
    </style:style>
    <style:style style:name="P45" style:family="paragraph" style:parent-style-name="Text_20_body" style:list-style-name="L47">
      <style:text-properties officeooo:rsid="00118600" officeooo:paragraph-rsid="00118600"/>
    </style:style>
    <style:style style:name="P46" style:family="paragraph" style:parent-style-name="Text_20_body" style:list-style-name="L48">
      <style:text-properties officeooo:rsid="00118600" officeooo:paragraph-rsid="00118600"/>
    </style:style>
    <style:style style:name="P47" style:family="paragraph" style:parent-style-name="Text_20_body" style:list-style-name="L49">
      <style:text-properties officeooo:rsid="00118600" officeooo:paragraph-rsid="00118600"/>
    </style:style>
    <style:style style:name="P48" style:family="paragraph" style:parent-style-name="Text_20_body" style:list-style-name="L50">
      <style:text-properties officeooo:rsid="00118600" officeooo:paragraph-rsid="00118600"/>
    </style:style>
    <style:style style:name="P49" style:family="paragraph" style:parent-style-name="Text_20_body" style:list-style-name="L52">
      <style:text-properties officeooo:rsid="00118600" officeooo:paragraph-rsid="00118600"/>
    </style:style>
    <style:style style:name="P50" style:family="paragraph" style:parent-style-name="Text_20_body" style:list-style-name="L53">
      <style:text-properties officeooo:rsid="00118600" officeooo:paragraph-rsid="00118600"/>
    </style:style>
    <style:style style:name="P51" style:family="paragraph" style:parent-style-name="Text_20_body" style:list-style-name="L54">
      <style:text-properties officeooo:rsid="00118600" officeooo:paragraph-rsid="00118600"/>
    </style:style>
    <style:style style:name="P52" style:family="paragraph" style:parent-style-name="Text_20_body" style:list-style-name="L55">
      <style:text-properties officeooo:rsid="00118600" officeooo:paragraph-rsid="00118600"/>
    </style:style>
    <style:style style:name="P53" style:family="paragraph" style:parent-style-name="Text_20_body" style:list-style-name="L56">
      <style:text-properties officeooo:rsid="00118600" officeooo:paragraph-rsid="00118600"/>
    </style:style>
    <style:style style:name="P54" style:family="paragraph" style:parent-style-name="Text_20_body" style:list-style-name="L57">
      <style:text-properties officeooo:rsid="00118600" officeooo:paragraph-rsid="00118600"/>
    </style:style>
    <style:style style:name="P55" style:family="paragraph" style:parent-style-name="Text_20_body" style:list-style-name="L14">
      <style:text-properties officeooo:paragraph-rsid="00118600"/>
    </style:style>
    <style:style style:name="P56" style:family="paragraph" style:parent-style-name="Text_20_body">
      <style:text-properties officeooo:paragraph-rsid="00118600"/>
    </style:style>
    <style:style style:name="P57" style:family="paragraph" style:parent-style-name="Text_20_body" style:list-style-name="L18">
      <style:text-properties officeooo:paragraph-rsid="00118600"/>
    </style:style>
    <style:style style:name="P58" style:family="paragraph" style:parent-style-name="Text_20_body" style:list-style-name="L20">
      <style:text-properties officeooo:paragraph-rsid="00118600"/>
    </style:style>
    <style:style style:name="P59" style:family="paragraph" style:parent-style-name="Text_20_body" style:list-style-name="L35"/>
    <style:style style:name="P60" style:family="paragraph" style:parent-style-name="Text_20_body" style:list-style-name="L35">
      <style:text-properties officeooo:paragraph-rsid="00118600"/>
    </style:style>
    <style:style style:name="P61" style:family="paragraph" style:parent-style-name="Text_20_body" style:list-style-name="L36"/>
    <style:style style:name="P62" style:family="paragraph" style:parent-style-name="Text_20_body" style:list-style-name="L37"/>
    <style:style style:name="P63" style:family="paragraph" style:parent-style-name="Text_20_body" style:list-style-name="L38"/>
    <style:style style:name="P64" style:family="paragraph" style:parent-style-name="Text_20_body" style:list-style-name="L39"/>
    <style:style style:name="P65" style:family="paragraph" style:parent-style-name="Text_20_body" style:list-style-name="L40">
      <style:text-properties officeooo:paragraph-rsid="00118600"/>
    </style:style>
    <style:style style:name="P66" style:family="paragraph" style:parent-style-name="Text_20_body" style:list-style-name="L41"/>
    <style:style style:name="P67" style:family="paragraph" style:parent-style-name="Text_20_body" style:list-style-name="L42"/>
    <style:style style:name="P68" style:family="paragraph" style:parent-style-name="Text_20_body" style:list-style-name="L44">
      <style:text-properties officeooo:paragraph-rsid="00118600"/>
    </style:style>
    <style:style style:name="P69" style:family="paragraph" style:parent-style-name="Text_20_body" style:list-style-name="L46">
      <style:text-properties officeooo:paragraph-rsid="00118600"/>
    </style:style>
    <style:style style:name="P70" style:family="paragraph" style:parent-style-name="Text_20_body" style:list-style-name="L52">
      <style:text-properties officeooo:paragraph-rsid="00118600"/>
    </style:style>
    <style:style style:name="T1" style:family="text">
      <style:text-properties officeooo:rsid="000f7fa5"/>
    </style:style>
    <style:style style:name="T2" style:family="text">
      <style:text-properties officeooo:rsid="0010bb37"/>
    </style:style>
    <style:style style:name="T3" style:family="text">
      <style:text-properties officeooo:rsid="0011860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Отчет по 12 паре </text:h>
      <text:p text:style-name="P2">1. Отладчик — это программа для поиска и исправления ошибок в исходном коде. Используется для пошагового выполнения программы, просмотра значений переменных и анализа работы кода.</text:p>
      <text:p text:style-name="Text_20_body"/>
      <text:p text:style-name="P1">2 . Отладчик помогает найти ошибки в программе во время её выполнения, позволяет пошагово выполнять код и следить за изменениями в памяти.</text:p>
      <text:p text:style-name="P1">Дизассемблер преобразует машинный код в человеческий читаемый ассемблерный код.</text:p>
      <text:p text:style-name="P1">Проще говоря: отладчик работает с программой "на ходу", а дизассемблер просто переводит машинный код в текст.</text:p>
      <text:p text:style-name="P1"/>
      <text:p text:style-name="P1">3 . С помощью отладчика можно найти три основных типа ошибок:</text:p>
      <text:p text:style-name="P1">Синтаксические ошибки - программа вообще не запускается из-за неправильного написания кода (например, незакрытые скобки, пропущенные символы)</text:p>
      <text:p text:style-name="P1">Логические ошибки - программа работает, но выполняет действия неправильно (например, вместо умножения происходит сложение чисел)</text:p>
      <text:p text:style-name="P1">Ошибки выполнения - программа запускается, но при определенных условиях происходит сбой (например, попытка деления на ноль или обращение к несуществующему элементу)</text:p>
      <text:p text:style-name="P1">Отладчик позволяет пошагово выполнять код, останавливать его в нужных местах (точки останова), отслеживать значения переменных и точно определять, на каком этапе программа работает некорректно.</text:p>
      <text:p text:style-name="P1"/>
      <text:p text:style-name="P1">4 . Точка останова (breakpoint) - это специальная метка в коде, которая заставляет программу остановиться в определённом месте для проверки её работы.</text:p>
      <text:p text:style-name="P1">Основные типы:</text:p>
      <text:list text:style-name="L1">
        <text:list-item>
          <text:p text:style-name="P6">Остановить при достижении определённой строки кода</text:p>
        </text:list-item>
        <text:list-item>
          <text:p text:style-name="P6">Остановить при изменении значения переменной</text:p>
        </text:list-item>
      </text:list>
      <text:p text:style-name="P1">Позволяет:</text:p>
      <text:list text:style-name="L2">
        <text:list-item>
          <text:p text:style-name="P7">Проверить значения переменных</text:p>
        </text:list-item>
        <text:list-item>
          <text:p text:style-name="P7">Найти ошибки в работе программы</text:p>
        </text:list-item>
        <text:list-item>
          <text:p text:style-name="P7">Проанализировать состояние программы в конкретный момент</text:p>
        </text:list-item>
      </text:list>
      <text:p text:style-name="P1">Это как поставить паузу в видео, чтобы рассмотреть кадр внимательнее.</text:p>
      <text:p text:style-name="P1"/>
      <text:h text:style-name="P4" text:outline-level="1"><text:soft-page-break/><text:span text:style-name="T1">2. Работа с отладчиком</text:span></text:h>
      <text:p text:style-name="Text_20_body"><text:s/></text:p>
      <text:p text:style-name="Text_20_body"><text:span text:style-name="T1">5 . </text:span>Есть несколько способов запустить программу в режиме отладки в Visual Studio:</text:p>
      <text:list text:style-name="L3">
        <text:list-item>
          <text:p text:style-name="P12">Клавиша F5 - самый простой способ запустить программу под отладчиком</text:p>
        </text:list-item>
        <text:list-item>
          <text:p text:style-name="P12">Контекстное меню- через Debug в контекстном меню</text:p>
        </text:list-item>
        <text:list-item>
          <text:p text:style-name="P12">Точки останова (breakpoints) можно установить двумя способами:</text:p>
        </text:list-item>
      </text:list>
      <text:list text:style-name="L4">
        <text:list-item>
          <text:p text:style-name="P13">Нажать клавишу F9 на нужной строке кода</text:p>
        </text:list-item>
        <text:list-item>
          <text:p text:style-name="P13">Кликнуть в серой области слева от строки кода</text:p>
        </text:list-item>
      </text:list>
      <text:p text:style-name="Text_20_body">Когда программа дойдет до точки останова, её выполнение приостановится. Текущая точка выполнения будет выделена желтым цветом. В этот момент можно:</text:p>
      <text:p text:style-name="Text_20_body"><text:s/>Посмотреть значения переменных</text:p>
      <text:p text:style-name="Text_20_body"><text:s/>Выполнять код пошагово</text:p>
      <text:list text:style-name="L5">
        <text:list-item>
          <text:p text:style-name="P14">Использовать окна Autos (автоматически отслеживаемые переменные)</text:p>
        </text:list-item>
        <text:list-item>
          <text:p text:style-name="P14">Использовать окно Locals (локальные переменные)</text:p>
        </text:list-item>
        <text:list-item>
          <text:p text:style-name="P14">Использовать окно Watch для ручного ввода выражений</text:p>
        </text:list-item>
      </text:list>
      <text:p text:style-name="Text_20_body">Для пошаговой отладки есть специальные клавиши:</text:p>
      <text:list text:style-name="L6">
        <text:list-item>
          <text:p text:style-name="P15">F10 - выполнить шаг без захода в метод</text:p>
        </text:list-item>
        <text:list-item>
          <text:p text:style-name="P15">F11 - выполнить шаг с заходом в метод</text:p>
        </text:list-item>
      </text:list>
      <text:p text:style-name="Text_20_body"/>
      <text:p text:style-name="Text_20_body"/>
      <text:p text:style-name="P1">6 . Основные команды отладчика в Visual Studio:</text:p>
      <text:list text:style-name="L7">
        <text:list-item>
          <text:p text:style-name="P8">Step Into (F11) - выполняет текущую строку кода и переходит к первой строке внутри вызываемого метода или свойства. Используется для детальной отладки кода внутри методов.</text:p>
        </text:list-item>
        <text:list-item>
          <text:p text:style-name="P8">Step Over(F10) - выполняет текущую строку кода целиком, включая вызовы методов, как одну команду. Метод выполняется полностью, а отладчик останавливается на следующей строке.</text:p>
        </text:list-item>
        <text:list-item>
          <text:p text:style-name="P8">Step Out (Shift+F11) - выполняет весь оставшийся код в текущей процедуре и останавливается на строке, следующей за вызовом этого метода.</text:p>
        </text:list-item>
        <text:list-item>
          <text:p text:style-name="P8">Continue(F5) - возобновляет нормальное выполнение программы до следующей точки останова или конца программы.</text:p>
        </text:list-item>
        <text:list-item>
          <text:p text:style-name="P8">Run to Cursor - выполняет код до строки, где находится курсор. Удобно для пропуска длительных циклов.</text:p>
        </text:list-item>
        <text:list-item>
          <text:p text:style-name="P8"><text:soft-page-break/></text:p>
        </text:list-item>
        <text:list-item>
          <text:p text:style-name="P8">Set Next Statement - позволяет изменить поток выполнения программы, заставляя её выполнить строку, где находится курсор.</text:p>
        </text:list-item>
        <text:list-item>
          <text:p text:style-name="P8">Show Next Statement - перемещает фокус на следующую строку кода, которая будет выполнена (отмечена желтой стрелкой).</text:p>
        </text:list-item>
        <text:list-item>
          <text:p text:style-name="P8">Break All- принудительно останавливает выполнение программы в любой момент.</text:p>
        </text:list-item>
      </text:list>
      <text:p text:style-name="P1">Эти команды можно вызывать как через горячие клавиши, так и через контекстное меню или панель инструментов Debug в Visual Studio.</text:p>
      <text:p text:style-name="Text_20_body"/>
      <text:p text:style-name="Text_20_body"/>
      <text:p text:style-name="P1">7 . Основные способы просмотра значений переменных:</text:p>
      <text:list text:style-name="L8">
        <text:list-item>
          <text:p text:style-name="P9">Локальные- автоматически показывает все переменные в текущей области</text:p>
        </text:list-item>
        <text:list-item>
          <text:p text:style-name="P9">Контрольные значения - можно добавить любые переменные для отслеживания (CTRL+ALT+W+1)</text:p>
        </text:list-item>
        <text:list-item>
          <text:p text:style-name="P9">Быстрая проверка - отслеживает одну переменную (SHIFT+F9)</text:p>
        </text:list-item>
      </text:list>
      <text:p text:style-name="P1">Как использовать:</text:p>
      <text:p text:style-name="P1">1. Установите точку останова (F9)</text:p>
      <text:p text:style-name="P1">2. Запустите отладку (F5)</text:p>
      <text:p text:style-name="P1">3. Откройте нужное окно просмотра</text:p>
      <text:p text:style-name="P1">4. Добавьте переменные для отслеживания</text:p>
      <text:p text:style-name="P1">5. Используйте F11 для пошагового выполнения</text:p>
      <text:p text:style-name="P1">Для обновления значений используйте пробел. При работе с объектами может потребоваться включить "Вычисление свойств" в настройках.</text:p>
      <text:p text:style-name="P1"/>
      <text:p text:style-name="P1">8 . Watch-окно (окно контрольных значений) - это инструмент отладчика, который позволяет отслеживать значения переменных и выражений в реальном времени во время выполнения программы.</text:p>
      <text:p text:style-name="P1">Как использовать:</text:p>
      <text:p text:style-name="P1">1. Установите точку останова в коде</text:p>
      <text:p text:style-name="P1">2. Запустите программу в режиме отладки</text:p>
      <text:p text:style-name="P1">3. Когда выполнение остановится на точке останова, откройте окно через Debug &gt; Windows &gt; Watch &gt; Watch 1</text:p>
      <text:p text:style-name="P1">4. Введите имя переменной или выражение, которое хотите отслеживать</text:p>
      <text:p text:style-name="P1"><text:soft-page-break/></text:p>
      <text:p text:style-name="P1">Особенности:</text:p>
      <text:list text:style-name="L9">
        <text:list-item>
          <text:p text:style-name="P10">Можно открыть до 4 окон Watch одновременно</text:p>
        </text:list-item>
        <text:list-item>
          <text:p text:style-name="P10">Поддерживает отслеживание как простых переменных, так и сложных выражений</text:p>
        </text:list-item>
        <text:list-item>
          <text:p text:style-name="P10">Значения автоматически обновляются при выполнении программы</text:p>
        </text:list-item>
        <text:list-item>
          <text:p text:style-name="P10">Можно добавлять и удалять отслеживаемые переменные в любой момент</text:p>
        </text:list-item>
        <text:list-item>
          <text:p text:style-name="P10">Поддерживает работу с объектами и их свойствами.</text:p>
        </text:list-item>
      </text:list>
      <text:p text:style-name="P1">Пример использования:</text:p>
      <text:p text:style-name="P1">Если у вас есть переменные x и y, вы можете добавить их в окно Watch для отслеживания их значений в процессе выполнения программы. Это особенно полезно при отладке сложных вычислений или при работе с изменяющимися данными.</text:p>
      <text:p text:style-name="P1"/>
      <text:p text:style-name="P1">9 . Основные шаги при падении программы без ошибок:</text:p>
      <text:p text:style-name="P1"/>
      <text:list text:style-name="L10">
        <text:list-item>
          <text:p text:style-name="P11">Включить логи - добавить вывод сообщений в код</text:p>
        </text:list-item>
        <text:list-item>
          <text:p text:style-name="P11">Использовать отладчик - поставить точки останова и пройдись по коду пошагово</text:p>
        </text:list-item>
        <text:list-item>
          <text:p text:style-name="P11">Метод исключения — закомментировать части кода, чтобы найти проблемный участок</text:p>
        </text:list-item>
        <text:list-item>
          <text:p text:style-name="P11">Провереть зависимости- убедится в наличии всех необходимых библиотек и прав доступа</text:p>
        </text:list-item>
        <text:list-item>
          <text:p text:style-name="P11">Добавить трассировку - следить за последовательностью выполнения команд</text:p>
        </text:list-item>
      </text:list>
      <text:p text:style-name="P1">Начать с самого начала программы и постепенно продвинутся к месту предполагаемого падения.</text:p>
      <text:p text:style-name="P1"/>
      <text:h text:style-name="Heading_20_1" text:outline-level="1"><text:span text:style-name="T2">3. </text:span>Дизассемблирование и анализ кода</text:h>
      <text:p text:style-name="P3"/>
      <text:p text:style-name="P16">10 . Дизассемблер — это специальный инструмент (транслятор), который преобразует машинный код, объектные файлы или библиотечные модули в текст программы на языке ассемблера.</text:p>
      <text:p text:style-name="P3"/>
      <text:p text:style-name="P3">Основные задачи дизассемблера:</text:p>
      <text:p text:style-name="P3"/>
      <text:list text:style-name="L11">
        <text:list-item>
          <text:p text:style-name="P17">Анализ программ - исследование кода программ, исходный текст которых неизвестен</text:p>
        </text:list-item>
        <text:list-item>
          <text:p text:style-name="P17"><text:soft-page-break/>Модификация ПО - изменение работы программ без доступа к исходникам</text:p>
        </text:list-item>
        <text:list-item>
          <text:p text:style-name="P17">Поиск ошибок - обнаружение багов в программах и компиляторах</text:p>
        </text:list-item>
        <text:list-item>
          <text:p text:style-name="P17">Оптимизация кода - анализ и улучшение создаваемого компилятором машинного кода</text:p>
        </text:list-item>
        <text:list-item>
          <text:p text:style-name="P17">Реверс-инжиниринг - восстановление структуры классов программы</text:p>
        </text:list-item>
      </text:list>
      <text:p text:style-name="P3"/>
      <text:p text:style-name="P3">По принципу работы дизассемблеры делятся на:</text:p>
      <text:list text:style-name="L12">
        <text:list-item>
          <text:p text:style-name="P19">Автоматические <text:s text:c="2"/>- генерируют готовый листинг для последующей правки</text:p>
        </text:list-item>
        <text:list-item>
          <text:p text:style-name="P19">Интерактивные - позволяют пользователю влиять на процесс дизассемблирования (например, IDA)</text:p>
        </text:list-item>
      </text:list>
      <text:p text:style-name="P3">По способу обработки кода бывают:</text:p>
      <text:list text:style-name="L13">
        <text:list-item>
          <text:p text:style-name="P20">Однопроходные- обычно входят в состав отладчиков</text:p>
        </text:list-item>
        <text:list-item>
          <text:p text:style-name="P20">Многопроходные - проводят несколько проходов для улучшения результата</text:p>
        </text:list-item>
      </text:list>
      <text:p text:style-name="P3"/>
      <text:p text:style-name="P3">Важно отметить, что при работе с некоторыми языками (например, Java) дизассемблер может восстановить не только ассемблерный код, но и структуру классов программы, а иногда даже исходный текст, если в нем есть отладочная информация.</text:p>
      <text:p text:style-name="P3"/>
      <text:p text:style-name="P21">11 . Вот три популярных дизассемблера:</text:p>
      <text:list text:style-name="L14">
        <text:list-header>
          <text:p text:style-name="P55"><text:span text:style-name="T3">IDA Pro</text:span></text:p>
        </text:list-header>
      </text:list>
      <text:p text:style-name="P21">Преимущества:</text:p>
      <text:list text:style-name="L15">
        <text:list-item>
          <text:p text:style-name="P22">Поддержка множества архитектур (x86, ARM, MIPS)</text:p>
        </text:list-item>
        <text:list-item>
          <text:p text:style-name="P22">Расширяемость через плагины</text:p>
        </text:list-item>
        <text:list-item>
          <text:p text:style-name="P22">Удобный интерактивный интерфейс</text:p>
        </text:list-item>
      </text:list>
      <text:p text:style-name="P21"/>
      <text:p text:style-name="P21"><text:s text:c="3"/>Недостатки:</text:p>
      <text:list text:style-name="L16">
        <text:list-item>
          <text:p text:style-name="P23">Высокая стоимость</text:p>
        </text:list-item>
        <text:list-item>
          <text:p text:style-name="P23">Сложный для новичков</text:p>
        </text:list-item>
      </text:list>
      <text:p text:style-name="P21"/>
      <text:p text:style-name="P21"><text:s text:c="15"/>Ghidra</text:p>
      <text:p text:style-name="P21">Преимущества:</text:p>
      <text:list text:style-name="L17">
        <text:list-item>
          <text:p text:style-name="P24">Бесплатный и с открытым исходным кодом</text:p>
        </text:list-item>
        <text:list-item>
          <text:p text:style-name="P24">Поддержка различных архитектур</text:p>
        </text:list-item>
        <text:list-item>
          <text:p text:style-name="P24"><text:soft-page-break/>Возможность расширения через плагины</text:p>
        </text:list-item>
      </text:list>
      <text:list text:style-name="L18">
        <text:list-header>
          <text:p text:style-name="P57"><text:span text:style-name="T3">Недостатки:</text:span></text:p>
        </text:list-header>
      </text:list>
      <text:list text:style-name="L19">
        <text:list-item>
          <text:p text:style-name="P25">Менее интуитивный интерфейс</text:p>
        </text:list-item>
        <text:list-item>
          <text:p text:style-name="P25">Меньшее сообщество пользователей</text:p>
        </text:list-item>
        <text:list-item>
          <text:p text:style-name="P25"/>
        </text:list-item>
      </text:list>
      <text:p text:style-name="P21"><text:s text:c="17"/>Radare2 </text:p>
      <text:p text:style-name="P21">Преимущества:</text:p>
      <text:list text:style-name="L20">
        <text:list-item>
          <text:p text:style-name="P26">Бесплатный и открытый</text:p>
        </text:list-item>
        <text:list-item>
          <text:p text:style-name="P58">Поддержка множества архитектур и ОС</text:p>
        </text:list-item>
        <text:list-item>
          <text:p text:style-name="P26">Гибкость и расширяемость</text:p>
        </text:list-item>
      </text:list>
      <text:p text:style-name="P21">Недостатки:</text:p>
      <text:list text:style-name="L21">
        <text:list-item>
          <text:p text:style-name="P27">Сложный интерфейс командной строки</text:p>
        </text:list-item>
        <text:list-item>
          <text:p text:style-name="P27">Крутая кривая обучения</text:p>
        </text:list-item>
      </text:list>
      <text:p text:style-name="P21">Все три инструмента поддерживают:</text:p>
      <text:list text:style-name="L22">
        <text:list-item>
          <text:p text:style-name="P28">Статический и динамический анализ</text:p>
        </text:list-item>
        <text:list-item>
          <text:p text:style-name="P28">Работу с различными форматами файлов</text:p>
        </text:list-item>
        <text:list-item>
          <text:p text:style-name="P28">Возможность аннотирования кода</text:p>
        </text:list-item>
        <text:list-item>
          <text:p text:style-name="P28">Автоматизацию через скрипты</text:p>
        </text:list-item>
      </text:list>
      <text:p text:style-name="P21"/>
      <text:p text:style-name="P21">Выбор зависит от ваших задач:</text:p>
      <text:list text:style-name="L23">
        <text:list-item>
          <text:p text:style-name="P29">Для профессионалов и коммерческих проектов - IDA Pro</text:p>
        </text:list-item>
        <text:list-item>
          <text:p text:style-name="P29">Для начинающих и бесплатного использования - Ghidra</text:p>
        </text:list-item>
        <text:list-item>
          <text:p text:style-name="P29">Для опытных пользователей, ценящих гибкость — radare2</text:p>
        </text:list-item>
      </text:list>
      <text:p text:style-name="P21"/>
      <text:p text:style-name="P21"/>
      <text:p text:style-name="P21">12.Существует несколько методов поиска функции main в дизассемблированном коде:</text:p>
      <text:p text:style-name="P21"/>
      <text:p text:style-name="P21">1. Анализ заголовка файла:</text:p>
      <text:list text:style-name="L24">
        <text:list-item>
          <text:p text:style-name="P30">Выполнить команду readelf -h для ELF-файлов</text:p>
        </text:list-item>
        <text:list-item>
          <text:p text:style-name="P30">Определить адрес точки входа (Entry point)</text:p>
        </text:list-item>
        <text:list-item>
          <text:p text:style-name="P30">Этот адрес указывает на функцию _start, которая затем вызывает main</text:p>
        </text:list-item>
      </text:list>
      <text:p text:style-name="P21"><text:soft-page-break/></text:p>
      <text:p text:style-name="P21">2. Использование отладчика:</text:p>
      <text:list text:style-name="L25">
        <text:list-item>
          <text:p text:style-name="P31">Запустить программу под управлением отладчика (например, GDB)</text:p>
        </text:list-item>
        <text:list-item>
          <text:p text:style-name="P31">Установить точку останова на точку входа</text:p>
        </text:list-item>
        <text:list-item>
          <text:p text:style-name="P31">Пройти по коду пошагово до момента вызова main</text:p>
        </text:list-item>
      </text:list>
      <text:p text:style-name="P21"/>
      <text:p text:style-name="P21">3. Особенности ELF-файлов:</text:p>
      <text:list text:style-name="L26">
        <text:list-item>
          <text:p text:style-name="P32">Обратить внимание на наличие таблиц ctor и dtor</text:p>
        </text:list-item>
        <text:list-item>
          <text:p text:style-name="P32">В этих таблицах содержатся указатели на функции, которые выполняются до и после main</text:p>
        </text:list-item>
        <text:list-item>
          <text:p text:style-name="P32">Учитывать особенности статически связанных файлов</text:p>
        </text:list-item>
      </text:list>
      <text:p text:style-name="P21"/>
      <text:p text:style-name="P21">4. Важные особенности:</text:p>
      <text:list text:style-name="L27">
        <text:list-item>
          <text:p text:style-name="P33"><text:s/>Программа всегда начинается с функции _start, а не с main</text:p>
        </text:list-item>
        <text:list-item>
          <text:p text:style-name="P33"><text:s/>Некоторые программы могут обходиться без функции main</text:p>
        </text:list-item>
        <text:list-item>
          <text:p text:style-name="P33"><text:s/>Между точкой входа и main может находиться значительный объем кода инициализации</text:p>
        </text:list-item>
      </text:list>
      <text:p text:style-name="P21">При поиске функции main необходимо быть готовым к тому, что процесс может занять значительное время и потребовать тщательного анализа кода, особенно если программа использует нестандартные техники программирования или оптимизации.</text:p>
      <text:p text:style-name="P21"/>
      <text:p text:style-name="P21">13 . Существует два основных способа использования дизассемблера для поиска проверки пароля в программе:</text:p>
      <text:p text:style-name="P21">Первый способ - поиск правильного пароля:</text:p>
      <text:list text:style-name="L28">
        <text:list-item>
          <text:p text:style-name="P34">Найти участок кода, где происходит ввод пароля</text:p>
        </text:list-item>
        <text:list-item>
          <text:p text:style-name="P34">Определить место вывода результата авторизации</text:p>
        </text:list-item>
        <text:list-item>
          <text:p text:style-name="P34">Провести пошаговую трассировку между этими участками</text:p>
        </text:list-item>
        <text:list-item>
          <text:p text:style-name="P34">Выявить критические точки с операциями сравнения (CMP, je, jne)</text:p>
        </text:list-item>
        <text:list-item>
          <text:p text:style-name="P34">Проанализировать адреса переменных</text:p>
        </text:list-item>
        <text:list-item>
          <text:p text:style-name="P34">При использовании CMP - запомнить сравниваемые значения</text:p>
        </text:list-item>
        <text:list-item>
          <text:p text:style-name="P34">При вызове процедур сравнения - найти пересылку аргументов в стек</text:p>
        </text:list-item>
      </text:list>
      <text:p text:style-name="P21"/>
      <text:p text:style-name="P21">Второй способ - модификация проверки:</text:p>
      <text:list text:style-name="L29">
        <text:list-item>
          <text:p text:style-name="P35"><text:soft-page-break/>Найти операцию условного перехода после сравнения</text:p>
        </text:list-item>
        <text:list-item>
          <text:p text:style-name="P35">Определить машинный код этой операции</text:p>
        </text:list-item>
        <text:list-item>
          <text:p text:style-name="P35">Изменить условие перехода на противоположное (например, jne на je)</text:p>
        </text:list-item>
        <text:list-item>
          <text:p text:style-name="P35">Модифицировать исполняемый файл</text:p>
        </text:list-item>
      </text:list>
      <text:p text:style-name="P21"/>
      <text:p text:style-name="P56"><text:span text:style-name="T3">Практический алгоритм поиска пароля:</text:span></text:p>
      <text:p text:style-name="P21">1. Открыть программу в отладчике</text:p>
      <text:p text:style-name="P21">2. Выполнить трассировку до вызова процедуры сравнения</text:p>
      <text:p text:style-name="P21">3. Найти пересылку адресов сравниваемых строк в стек</text:p>
      <text:p text:style-name="P21">4. Определить адреса в памяти по смещениям</text:p>
      <text:p text:style-name="P21">5. Перейти по найденным адресам для получения пароля</text:p>
      <text:p text:style-name="P21"/>
      <text:p text:style-name="P21">Важные моменты:</text:p>
      <text:list text:style-name="L30">
        <text:list-item>
          <text:p text:style-name="P36">Сравнение может выполняться разными способами:</text:p>
        </text:list-item>
        <text:list-item>
          <text:p text:style-name="P36">Прямой операцией CMP</text:p>
        </text:list-item>
        <text:list-item>
          <text:p text:style-name="P36">Вызовом процедур сравнения</text:p>
        </text:list-item>
        <text:list-item>
          <text:p text:style-name="P36">Специальными функциями</text:p>
        </text:list-item>
        <text:list-item>
          <text:p text:style-name="P36">При использовании процедур сравнения аргументы передаются как адреса строк</text:p>
        </text:list-item>
        <text:list-item>
          <text:p text:style-name="P36">В случае нестандартного сравнения нужно анализировать логику действий</text:p>
        </text:list-item>
        <text:list-item>
          <text:p text:style-name="P36"/>
        </text:list-item>
      </text:list>
      <text:p text:style-name="P21">Результат:</text:p>
      <text:list text:style-name="L31">
        <text:list-item>
          <text:p text:style-name="P37">Первый способ позволяет узнать правильный пароль</text:p>
        </text:list-item>
        <text:list-item>
          <text:p text:style-name="P37">Второй способ позволяет обойти проверку и получить доступ при любом вводе</text:p>
        </text:list-item>
      </text:list>
      <text:p text:style-name="P21"/>
      <text:p text:style-name="P21">14 . Существует несколько эффективных способов определить используемые библиотеки в программе:</text:p>
      <text:p text:style-name="P21"/>
      <text:p text:style-name="P21">Статические библиотеки можно определить с помощью специальных утилит:</text:p>
      <text:p text:style-name="P21">Process Explorer - показывает подключенные библиотеки</text:p>
      <text:p text:style-name="P21">tdump.exe- для продуктов Borland/CodeGear/Embarcadero</text:p>
      <text:p text:style-name="P21">dumpbin.exe с ключом /exports - для продуктов Microsoft</text:p>
      <text:p text:style-name="P21"><text:soft-page-break/></text:p>
      <text:p text:style-name="P21">Динамические библиотеки можно определить по характерным признакам:</text:p>
      <text:list text:style-name="L32">
        <text:list-item>
          <text:p text:style-name="P38">Наличие *mscoree.dll* указывает на использование .NET</text:p>
        </text:list-item>
        <text:list-item>
          <text:p text:style-name="P38">Библиотеки *msvc.dll** говорят об использовании MS Visual C++</text:p>
        </text:list-item>
        <text:list-item>
          <text:p text:style-name="P38">Ресурсы *DVCLAL* и *PACKAGEINFO* указывают на Delphi или C++Builder</text:p>
        </text:list-item>
        <text:list-item>
          <text:p text:style-name="P38">Секция *TYPELIB* говорит о наличии COM-компонентов</text:p>
        </text:list-item>
      </text:list>
      <text:p text:style-name="P21"/>
      <text:p text:style-name="P21">Дополнительные методы анализа:</text:p>
      <text:list text:style-name="L33">
        <text:list-item>
          <text:p text:style-name="P39">Проверка экспортируемых функций через поиск в Google</text:p>
        </text:list-item>
        <text:list-item>
          <text:p text:style-name="P39">Анализ ресурсов внутри исполняемого файла</text:p>
        </text:list-item>
        <text:list-item>
          <text:p text:style-name="P39">Использование утилиты *PEiD* для определения компилятора и пакеров</text:p>
        </text:list-item>
        <text:list-item>
          <text:p text:style-name="P39"/>
        </text:list-item>
      </text:list>
      <text:p text:style-name="P21">Важные особенности:</text:p>
      <text:list text:style-name="L34">
        <text:list-item>
          <text:p text:style-name="P40">Некоторые программы могут быть упакованы специальными пакерами</text:p>
        </text:list-item>
        <text:list-item>
          <text:p text:style-name="P40">Для многих пакеров существуют распаковщики</text:p>
        </text:list-item>
        <text:list-item>
          <text:p text:style-name="P40">После распаковки можно продолжить анализ файла</text:p>
        </text:list-item>
        <text:list-item>
          <text:p text:style-name="P40">Чем больше опыта в анализе, тем проще определить используемые технологии</text:p>
        </text:list-item>
      </text:list>
      <text:p text:style-name="P21">При анализе стоит учитывать, что разработчики могут намеренно скрывать используемые технологии, поэтому иногда требуется комплексный подход с использованием нескольких методов для получения полной информации о библиотеках.</text:p>
      <text:h text:style-name="Heading_20_1" text:outline-level="1" text:is-list-header="true"/>
      <text:h text:style-name="Heading_20_1" text:outline-level="1"><text:span text:style-name="T3">4.</text:span>Практическое применение</text:h>
      <text:p text:style-name="Text_20_body">Для поиска ошибки "деление на ноль" с помощью отладчика следуйте этим шагам:</text:p>
      <text:p text:style-name="Text_20_body">1. Подготовка к отладке:</text:p>
      <text:list text:style-name="L35">
        <text:list-item>
          <text:p text:style-name="P60">Запустите программу в режиме отладки</text:p>
        </text:list-item>
        <text:list-item>
          <text:p text:style-name="P60">Установите точку останова в месте, где предполагается ошибка</text:p>
        </text:list-item>
        <text:list-item>
          <text:p text:style-name="P59">Настройте вывод значений интересующих переменных</text:p>
        </text:list-item>
      </text:list>
      <text:p text:style-name="Text_20_body"/>
      <text:p text:style-name="Text_20_body">2. Основные методы поиска:</text:p>
      <text:list text:style-name="L36">
        <text:list-item>
          <text:p text:style-name="P61">Пошаговый режим - пройдите код построчно до момента возникновения ошибки</text:p>
        </text:list-item>
        <text:list-item>
          <text:p text:style-name="P61"><text:soft-page-break/>Точки останова - установите их в местах, где происходит деление</text:p>
        </text:list-item>
        <text:list-item>
          <text:p text:style-name="P61">Наблюдение за переменными - отслеживайте значения делителей</text:p>
          <text:p text:style-name="P61"/>
        </text:list-item>
      </text:list>
      <text:p text:style-name="Text_20_body">3. Анализ причин:</text:p>
      <text:list text:style-name="L37">
        <text:list-item>
          <text:p text:style-name="P62">Проверьте корректность входных данных</text:p>
        </text:list-item>
        <text:list-item>
          <text:p text:style-name="P62">Убедитесь, что делители не равны нулю</text:p>
        </text:list-item>
        <text:list-item>
          <text:p text:style-name="P62">Проанализируйте формулы и вычисления</text:p>
        </text:list-item>
        <text:list-item>
          <text:p text:style-name="P62">Проверьте настройки параметров расчета</text:p>
        </text:list-item>
        <text:list-item>
          <text:p text:style-name="P62"/>
        </text:list-item>
      </text:list>
      <text:p text:style-name="Text_20_body">4. Практические шаги:</text:p>
      <text:list text:style-name="L38">
        <text:list-item>
          <text:p text:style-name="P63">Используйте журнал регистрации для определения места возникновения ошибки</text:p>
        </text:list-item>
        <text:list-item>
          <text:p text:style-name="P63">Установите точки останова в ключевых местах формулы</text:p>
        </text:list-item>
        <text:list-item>
          <text:p text:style-name="P63">Отслеживайте значения переменных на каждом этапе расчета</text:p>
        </text:list-item>
        <text:list-item>
          <text:p text:style-name="P63">Проверьте корректность заполнения всех полей, используемых в расчетах</text:p>
        </text:list-item>
        <text:list-item>
          <text:p text:style-name="P63"/>
        </text:list-item>
      </text:list>
      <text:p text:style-name="Text_20_body">5. Типичные причины:</text:p>
      <text:list text:style-name="L39">
        <text:list-item>
          <text:p text:style-name="P64">Некорректные данные в кадровых документах</text:p>
        </text:list-item>
        <text:list-item>
          <text:p text:style-name="P64">Ошибки в документах об отпусках и больничных</text:p>
        </text:list-item>
        <text:list-item>
          <text:p text:style-name="P64">Неправильно составленные формулы расчета</text:p>
        </text:list-item>
        <text:list-item>
          <text:p text:style-name="P64">Отсутствие проверок на ноль в формулах</text:p>
        </text:list-item>
        <text:list-item>
          <text:p text:style-name="P64">Неверные настройки параметров расчета</text:p>
        </text:list-item>
        <text:list-item>
          <text:p text:style-name="P64"/>
        </text:list-item>
      </text:list>
      <text:p text:style-name="Text_20_body">6. Исправление:</text:p>
      <text:list text:style-name="L40">
        <text:list-item>
          <text:p text:style-name="P65">Добавьте проверки на ноль в формулы</text:p>
        </text:list-item>
        <text:list-item>
          <text:p text:style-name="P65">Используйте конструкцию вида:</text:p>
        </text:list-item>
      </text:list>
      <text:p text:style-name="Text_20_body"/>
      <text:p text:style-name="Text_20_body">Результат = ?(Делитель = 0, 0, Числитель / Делитель)</text:p>
      <text:p text:style-name="Text_20_body"/>
      <text:list text:style-name="L41">
        <text:list-item>
          <text:p text:style-name="P66">Проверьте последовательность расчета начислений и удержаний</text:p>
        </text:list-item>
        <text:list-item>
          <text:p text:style-name="P66">При необходимости восстановите данные из резервной копии</text:p>
        </text:list-item>
      </text:list>
      <text:p text:style-name="Text_20_body"/>
      <text:p text:style-name="Text_20_body"><text:soft-page-break/>Важные рекомендации:</text:p>
      <text:list text:style-name="L42">
        <text:list-item>
          <text:p text:style-name="P67">Регулярно создавайте резервные копии базы данных</text:p>
        </text:list-item>
        <text:list-item>
          <text:p text:style-name="P67">Тщательно тестируйте все изменения в конфигурации</text:p>
        </text:list-item>
        <text:list-item>
          <text:p text:style-name="P67">При сложных случаях обращайтесь к специалистам</text:p>
        </text:list-item>
        <text:list-item>
          <text:p text:style-name="P67">Проверяйте все формулы на наличие потенциальных делений на ноль</text:p>
        </text:list-item>
      </text:list>
      <text:p text:style-name="Text_20_body">Такой подход позволит не только найти место возникновения ошибки, но и предотвратить её появление в будущем.</text:p>
      <text:p text:style-name="Text_20_body"/>
      <text:h text:style-name="Heading_20_1" text:outline-level="1"><text:span text:style-name="T3">5.</text:span>Обратная разработка (Reverse Engineering)</text:h>
      <text:p text:style-name="P21">16.Основные шаги восстановления алгоритма без исходного кода:</text:p>
      <text:p text:style-name="P21">1. Анализ файла:</text:p>
      <text:list text:style-name="L43">
        <text:list-item>
          <text:p text:style-name="P41">Определите тип исполняемого файла</text:p>
        </text:list-item>
        <text:list-item>
          <text:p text:style-name="P41">Используйте дизассемблер</text:p>
        </text:list-item>
        <text:list-item>
          <text:p text:style-name="P41">Найдите точку входа</text:p>
        </text:list-item>
      </text:list>
      <text:p text:style-name="P21"/>
      <text:p text:style-name="P21">2. Статический анализ:</text:p>
      <text:list text:style-name="L44">
        <text:list-item>
          <text:p text:style-name="P42">Изучите основные функции</text:p>
        </text:list-item>
        <text:list-item>
          <text:p text:style-name="P42">Найдите ключевые строки</text:p>
        </text:list-item>
        <text:list-item>
          <text:p text:style-name="P68"><text:span text:style-name="T3">Определите используемые библиотеки</text:span></text:p>
        </text:list-item>
      </text:list>
      <text:p text:style-name="P21"/>
      <text:p text:style-name="P21">3. Динамический анализ:</text:p>
      <text:list text:style-name="L45">
        <text:list-item>
          <text:p text:style-name="P43">Запустите под отладчиком</text:p>
        </text:list-item>
        <text:list-item>
          <text:p text:style-name="P43">Установите точки останова</text:p>
        </text:list-item>
        <text:list-item>
          <text:p text:style-name="P43">Отслеживайте поток выполнения</text:p>
        </text:list-item>
        <text:list-item>
          <text:p text:style-name="P43"/>
        </text:list-item>
      </text:list>
      <text:p text:style-name="P21">4. Восстановление логики:</text:p>
      <text:list text:style-name="L46">
        <text:list-item>
          <text:p text:style-name="P44">Определите циклы и условия</text:p>
        </text:list-item>
        <text:list-item>
          <text:p text:style-name="P44">Найдите обработку данных</text:p>
        </text:list-item>
        <text:list-item>
          <text:p text:style-name="P69">Восстановите работу с ошибками</text:p>
        </text:list-item>
      </text:list>
      <text:p text:style-name="P21"/>
      <text:p text:style-name="P21">Необходимые инструменты:</text:p>
      <text:list text:style-name="L47">
        <text:list-item>
          <text:p text:style-name="P45"><text:soft-page-break/>Дизассемблер (IDA Pro, Ghidra)</text:p>
        </text:list-item>
        <text:list-item>
          <text:p text:style-name="P45">Отладчик (GDB, OllyDbg)</text:p>
        </text:list-item>
        <text:list-item>
          <text:p text:style-name="P45">Декомпилятор (Hex-Rays)</text:p>
        </text:list-item>
        <text:list-item>
          <text:p text:style-name="P45"/>
        </text:list-item>
      </text:list>
      <text:p text:style-name="P21">Важные моменты:</text:p>
      <text:list text:style-name="L48">
        <text:list-item>
          <text:p text:style-name="P46">Обращайте внимание на обработку ввода/вывода</text:p>
        </text:list-item>
        <text:list-item>
          <text:p text:style-name="P46">Анализируйте работу с файлами и сетью</text:p>
        </text:list-item>
        <text:list-item>
          <text:p text:style-name="P46">Документируйте все находки</text:p>
        </text:list-item>
        <text:list-item>
          <text:p text:style-name="P46">Проверяйте восстановленный алгоритм</text:p>
        </text:list-item>
      </text:list>
      <text:p text:style-name="P21"/>
      <text:p text:style-name="P21">Сложности:</text:p>
      <text:list text:style-name="L49">
        <text:list-item>
          <text:p text:style-name="P47">Оптимизированный код</text:p>
        </text:list-item>
        <text:list-item>
          <text:p text:style-name="P47">Обфускация</text:p>
        </text:list-item>
        <text:list-item>
          <text:p text:style-name="P47">Отсутствие символов отладки</text:p>
        </text:list-item>
        <text:list-item>
          <text:p text:style-name="P47">Сложные структуры данных</text:p>
        </text:list-item>
      </text:list>
      <text:p text:style-name="P21">Результат: получение описания алгоритма на высоком уровне с пониманием основных функций и логики работы программы.</text:p>
      <text:p text:style-name="P21"/>
      <text:p text:style-name="P21">17. Поиск ключевых функций:*</text:p>
      <text:list text:style-name="L50">
        <text:list-item>
          <text:p text:style-name="P48">Начните с *точки входа* программы</text:p>
        </text:list-item>
        <text:list-item>
          <text:p text:style-name="P48">Найдите *main функцию*</text:p>
        </text:list-item>
        <text:list-item>
          <text:p text:style-name="P48">Изучите секции *.text* и *.data*</text:p>
        </text:list-item>
        <text:list-item>
          <text:p text:style-name="P48">Ищите *характерные паттерны*: обработка ввода, работа с файлами, сетевые операции</text:p>
        </text:list-item>
        <text:list-item>
          <text:p text:style-name="P48">Анализируйте *вызовы API* и *кросс-референсы*</text:p>
        </text:list-item>
        <text:list-item>
          <text:p text:style-name="P48">Отслеживайте *размер функций* - большие часто важные</text:p>
        </text:list-item>
        <text:list-item>
          <text:p text:style-name="P48">Используйте инструменты: IDA Pro, Ghidra, objdump</text:p>
        </text:list-item>
        <text:list-item>
          <text:p text:style-name="P48"/>
        </text:list-item>
      </text:list>
      <text:p text:style-name="P56"><text:span text:style-name="T3">18. Определение шифрования:</text:span></text:p>
      <text:list text:style-name="L52">
        <text:list-item>
          <text:p text:style-name="P70"><text:span text:style-name="T3">Ищите *циклы* с побитовыми операциями</text:span></text:p>
        </text:list-item>
        <text:list-item>
          <text:p text:style-name="P49">Анализируйте *массивы данных* необычной структуры</text:p>
        </text:list-item>
        <text:list-item>
          <text:p text:style-name="P49">Ищите *системные вызовы* криптографических функций</text:p>
        </text:list-item>
        <text:list-item>
          <text:p text:style-name="P49"><text:soft-page-break/>Отслеживайте *работу с ключами* и секретными данными</text:p>
        </text:list-item>
        <text:list-item>
          <text:p text:style-name="P49">Ищите *странные константы* и таблицы подстановок</text:p>
        </text:list-item>
        <text:list-item>
          <text:p text:style-name="P49">Обращайте внимание на *нестандартные алгоритмы* обработки данных</text:p>
        </text:list-item>
        <text:list-item>
          <text:p text:style-name="P49"/>
        </text:list-item>
      </text:list>
      <text:p text:style-name="P21">19. Анализ вредоносного ПО:*</text:p>
      <text:list text:style-name="L53">
        <text:list-item>
          <text:p text:style-name="P50">Проведите *базовый статический анализ*:</text:p>
        </text:list-item>
      </text:list>
      <text:p text:style-name="P21"><text:s text:c="2"/>- изучите исполняемый файл</text:p>
      <text:p text:style-name="P21"><text:s text:c="2"/>- проверьте наличие подозрительных строк</text:p>
      <text:p text:style-name="P21"><text:s text:c="2"/>- проанализируйте импортируемые функции</text:p>
      <text:p text:style-name="P21"/>
      <text:list text:style-name="L54">
        <text:list-item>
          <text:p text:style-name="P51">Выполните *продвинутый статический анализ*:</text:p>
        </text:list-item>
      </text:list>
      <text:p text:style-name="P21"><text:s text:c="2"/>- загрузите файл в дизассемблер</text:p>
      <text:p text:style-name="P21"><text:s text:c="2"/>- найдите ключевые функции</text:p>
      <text:p text:style-name="P21"><text:s text:c="2"/>- проанализируйте структуру кода</text:p>
      <text:p text:style-name="P21"/>
      <text:list text:style-name="L55">
        <text:list-item>
          <text:p text:style-name="P52">Используйте *динамический анализ*:</text:p>
        </text:list-item>
      </text:list>
      <text:p text:style-name="P21"><text:s text:c="2"/>- запустите под отладчиком</text:p>
      <text:p text:style-name="P21"><text:s text:c="2"/>- установите точки останова</text:p>
      <text:p text:style-name="P21"><text:s text:c="2"/>- отслеживайте системные вызовы</text:p>
      <text:p text:style-name="P21"><text:s text:c="2"/>- анализируйте взаимодействие с системой</text:p>
      <text:p text:style-name="P21"/>
      <text:list text:style-name="L56">
        <text:list-item>
          <text:p text:style-name="P53">Обратите внимание на:</text:p>
        </text:list-item>
      </text:list>
      <text:p text:style-name="P21"><text:s text:c="2"/>- создание скрытых процессов</text:p>
      <text:p text:style-name="P21"><text:s text:c="2"/>- модификацию системных файлов</text:p>
      <text:p text:style-name="P21"><text:s text:c="2"/>- работу с реестром</text:p>
      <text:p text:style-name="P21"><text:s text:c="2"/>- попытки подключения к сети</text:p>
      <text:p text:style-name="P21"><text:s text:c="2"/>- сбор конфиденциальной информации</text:p>
      <text:p text:style-name="P21"/>
      <text:list text:style-name="L57">
        <text:list-item>
          <text:p text:style-name="P54">Документируйте:</text:p>
        </text:list-item>
      </text:list>
      <text:p text:style-name="P21"><text:s text:c="2"/>- поведение программы</text:p>
      <text:p text:style-name="P21"><text:s text:c="2"/>- найденные уязвимости</text:p>
      <text:p text:style-name="P21"><text:soft-page-break/><text:s text:c="2"/>- методы обфускации</text:p>
      <text:p text:style-name="P21">- способы распространения</text:p>
      <text:p text:style-name="P21"/>
      <text:h text:style-name="P5" text:outline-level="1">6. Дополнительные вопросы</text:h>
      <text:p text:style-name="P56"/>
      <text:p text:style-name="P21">20. Разница между статическим и динамическим анализом:*</text:p>
      <text:p text:style-name="P21"/>
      <text:p text:style-name="P21">* *Статический анализ*:</text:p>
      <text:p text:style-name="P21">- Выполняется без запуска программы</text:p>
      <text:p text:style-name="P21">- Проверяет все возможные режимы работы</text:p>
      <text:p text:style-name="P21">- Находит недостатки проектирования и уязвимости</text:p>
      <text:p text:style-name="P21">- Помогает в процессе код-ревью</text:p>
      <text:p text:style-name="P21">- Выявляет потенциальные проблемы качества</text:p>
      <text:p text:style-name="P21">- Экономичен при обнаружении ошибок на ранних стадиях</text:p>
      <text:p text:style-name="P21"/>
      <text:p text:style-name="P21">* *Динамический анализ*:</text:p>
      <text:p text:style-name="P21">- Выполняется во время работы программы</text:p>
      <text:p text:style-name="P21">- Контролирует системную память и производительность</text:p>
      <text:p text:style-name="P21">- Измеряет время выполнения и потребление ресурсов</text:p>
      <text:p text:style-name="P21">- Находит ошибки выполнения (деление на ноль, утечки памяти)</text:p>
      <text:p text:style-name="P21">- Обнаруживает дефекты только в исполняемом коде</text:p>
      <text:p text:style-name="P21">- Помогает выявить тонкие уязвимости</text:p>
      <text:p text:style-name="P21"/>
      <text:p text:style-name="P21">21. Этические аспекты работы с дизассемблерами и отладчиками:*</text:p>
      <text:p text:style-name="P21"/>
      <text:p text:style-name="P21">Законные права:</text:p>
      <text:p text:style-name="P21">- Работа только с легальным ПО</text:p>
      <text:p text:style-name="P21">- Наличие разрешения владельца на анализ</text:p>
      <text:p text:style-name="P21">- Соблюдение авторских прав</text:p>
      <text:p text:style-name="P21"/>
      <text:p text:style-name="P21"><text:soft-page-break/>Профессиональная ответственность:</text:p>
      <text:p text:style-name="P21">- Использование инструментов по назначению</text:p>
      <text:p text:style-name="P21">- Защита конфиденциальной информации</text:p>
      <text:p text:style-name="P21">- Соблюдение NDA</text:p>
      <text:p text:style-name="P21"/>
      <text:p text:style-name="P21">Безопасность:</text:p>
      <text:p text:style-name="P21">- Анализ потенциально опасного кода в изолированной среде</text:p>
      <text:p text:style-name="P21">- Использование виртуальных машин</text:p>
      <text:p text:style-name="P21">- Предотвращение случайного запуска вредоносного кода</text:p>
      <text:p text:style-name="P21"/>
      <text:p text:style-name="P21">Этические принципы:</text:p>
      <text:p text:style-name="P21">- Информирование о найденных уязвимостях</text:p>
      <text:p text:style-name="P21">- Использование навыков для улучшения безопасности</text:p>
      <text:p text:style-name="P21">- Недопустимость создания вредоносного ПО</text:p>
      <text:p text:style-name="P21"/>
      <text:p text:style-name="P21">Конфиденциальность:</text:p>
      <text:p text:style-name="P21">- Защита персональных данных</text:p>
      <text:p text:style-name="P21">- Соблюдение коммерческой тайны</text:p>
      <text:p text:style-name="P21">- Ответственность за распространение информации</text:p>
      <text:p text:style-name="P21"/>
      <text:p text:style-name="P21">Социальная ответственность:</text:p>
      <text:p text:style-name="P21">- Помощь в обнаружении и устранении уязвимостей</text:p>
      <text:p text:style-name="P21">- Повышение уровня безопасности систем</text:p>
      <text:p text:style-name="P21">- Недопустимость использования знаний во вред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08:05:03.711806280</meta:creation-date>
    <dc:date>2025-06-06T09:56:04.090588176</dc:date>
    <meta:editing-duration>PT1H49M52S</meta:editing-duration>
    <meta:editing-cycles>3</meta:editing-cycles>
    <meta:generator>LibreOffice/7.6.4.1$Linux_X86_64 LibreOffice_project/60$Build-1</meta:generator>
    <meta:document-statistic meta:table-count="0" meta:image-count="0" meta:object-count="0" meta:page-count="15" meta:paragraph-count="359" meta:word-count="2458" meta:character-count="17483" meta:non-whitespace-character-count="15475"/>
  </office:meta>
</office:document-meta>
</file>